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d2b" officeooo:paragraph-rsid="00192d2b"/>
    </style:style>
    <style:style style:name="P2" style:family="paragraph" style:parent-style-name="Standard">
      <style:text-properties officeooo:rsid="0009743a" officeooo:paragraph-rsid="001fa19d"/>
    </style:style>
    <style:style style:name="P3" style:family="paragraph" style:parent-style-name="Standard">
      <style:text-properties officeooo:rsid="0009743a" officeooo:paragraph-rsid="0020deff"/>
    </style:style>
    <style:style style:name="P4" style:family="paragraph" style:parent-style-name="Standard">
      <style:text-properties officeooo:rsid="0009743a" officeooo:paragraph-rsid="0021aa0b"/>
    </style:style>
    <style:style style:name="P5" style:family="paragraph" style:parent-style-name="Standard">
      <style:text-properties officeooo:rsid="0009743a" officeooo:paragraph-rsid="0022fd32"/>
    </style:style>
    <style:style style:name="P6" style:family="paragraph" style:parent-style-name="Standard">
      <style:text-properties officeooo:rsid="0009743a" officeooo:paragraph-rsid="00252ca8"/>
    </style:style>
    <style:style style:name="P7" style:family="paragraph" style:parent-style-name="Standard">
      <style:text-properties officeooo:rsid="00192d2b" officeooo:paragraph-rsid="00192d2b"/>
    </style:style>
    <style:style style:name="P8" style:family="paragraph" style:parent-style-name="Standard">
      <style:text-properties officeooo:rsid="0027591e" officeooo:paragraph-rsid="0027591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20deff"/>
    </style:style>
    <style:style style:name="T3" style:family="text">
      <style:text-properties officeooo:rsid="0021aa0b"/>
    </style:style>
    <style:style style:name="T4" style:family="text">
      <style:text-properties officeooo:rsid="0022fd32"/>
    </style:style>
    <style:style style:name="T5" style:family="text">
      <style:text-properties officeooo:rsid="00252c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i on vide la gallery quand on veux ajouter un work il ni a plus de categorie !</text:p>
      <text:p text:style-name="P1"/>
      <text:p text:style-name="P1">preparer le support de presentation</text:p>
      <text:p text:style-name="P1"/>
      <text:p text:style-name="P1"/>
      <text:p text:style-name="P2"><text:span text:style-name="Emphasis"><text:span text:style-name="T1">1- Petite présentation (introduction)</text:span></text:span><text:span text:style-name="Strong_20_Emphasis"><text:span text:style-name="T1"><text:line-break/></text:span></text:span><text:span text:style-name="Emphasis"><text:span text:style-name="T1">     2- Expliquer le contexte du projet</text:span></text:span><text:span text:style-name="Strong_20_Emphasis"><text:span text:style-name="T1"><text:line-break/></text:span></text:span><text:span text:style-name="Emphasis"><text:span text:style-name="T1">     3- énumérer les objectifs du projet 2</text:span></text:span><text:span text:style-name="T1"><text:line-break/></text:span><text:span text:style-name="Emphasis"><text:span text:style-name="T1">     4- Présenter le code</text:span></text:span><text:span text:style-name="Strong_20_Emphasis"><text:span text:style-name="T1"> <text:line-break/></text:span></text:span><text:span text:style-name="Emphasis"><text:span text:style-name="T1">        a)@Media Querie</text:span></text:span><text:span text:style-name="Strong_20_Emphasis"><text:span text:style-name="T1"><text:line-break/></text:span></text:span><text:span text:style-name="Emphasis"><text:span text:style-name="T1">        b)Selector</text:span></text:span><text:span text:style-name="Strong_20_Emphasis"><text:span text:style-name="T1"><text:line-break/></text:span></text:span><text:span text:style-name="Emphasis"><text:span text:style-name="T1">        c)Flex box ...</text:span></text:span><text:span text:style-name="Strong_20_Emphasis"><text:span text:style-name="T1"><text:line-break/></text:span></text:span><text:span text:style-name="Emphasis"><text:span text:style-name="T1">     5- Contraintes et les difficultés</text:span></text:span><text:span text:style-name="Strong_20_Emphasis"><text:span text:style-name="T1"><text:line-break/></text:span></text:span><text:span text:style-name="Emphasis"><text:span text:style-name="T1">     6- Conclusion (Résumer de l'expérience acquise lors de la réalisation du projet)</text:span></text:span></text:p>
      <text:p text:style-name="P2"><text:span text:style-name="Emphasis"/></text:p>
      <text:p text:style-name="P2"><text:span text:style-name="Emphasis"/></text:p>
      <text:p text:style-name="P3"><text:span text:style-name="Emphasis"><text:span text:style-name="T2">1 petite présentation introduction</text:span></text:span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><text:span text:style-name="T2">2 Expliquer le contexte</text:span></text:span></text:p>
      <text:p text:style-name="P3"><text:span text:style-name="Emphasis"><text:span text:style-name="T2">pour le sprint de cette semaine faire les tache de Dev frontEnd</text:span></text:span></text:p>
      <text:p text:style-name="P3"><text:span text:style-name="Emphasis"><text:span text:style-name="T2">charlotte </text:span></text:span><text:span text:style-name="Emphasis"><text:span text:style-name="T3">=&gt; chef de projet</text:span></text:span></text:p>
      <text:p text:style-name="P3"><text:span text:style-name="Emphasis"><text:span text:style-name="T2">fatime a dev le BackEnd et fait une première version de la page d’acceuil en html et css.</text:span></text:span></text:p>
      <text:p text:style-name="P3"><text:span text:style-name="Emphasis"/></text:p>
      <text:p text:style-name="P3"><text:span text:style-name="Emphasis"><text:span text:style-name="T2">A la fin de ce sprint l’equipe veux avoir une première version fonctionnel de la gestion de la galleri pour presenter au client.</text:span></text:span></text:p>
      <text:p text:style-name="P3"><text:span text:style-name="Emphasis"/></text:p>
      <text:p text:style-name="P3"><text:span text:style-name="Emphasis"><text:span text:style-name="T2">rouane le designer a terminer la première version des maquettes pour le Desktop, il travaille sur la version mobile</text:span></text:span></text:p>
      <text:p text:style-name="P3"><text:span text:style-name="Emphasis"/></text:p>
      <text:p text:style-name="P3"><text:span text:style-name="Emphasis"/></text:p>
      <text:p text:style-name="P4"><text:span text:style-name="Emphasis"><text:span text:style-name="T3">3 énumerer les objectifs</text:span></text:span></text:p>
      <text:p text:style-name="P4"><text:span text:style-name="Emphasis"><text:span text:style-name="T3">faire un screen du kanban avec les 5 etapes </text:span></text:span></text:p>
      <text:p text:style-name="P4"><text:span text:style-name="Emphasis"/></text:p>
      <text:p text:style-name="P4"><text:span text:style-name="Emphasis"/></text:p>
      <text:p text:style-name="P4"><text:span text:style-name="Emphasis"><text:span text:style-name="T3">4 prensenter le code</text:span></text:span></text:p>
      <text:p text:style-name="P4"><text:span text:style-name="Emphasis"><text:span text:style-name="T3">en suivant les 5 etapes</text:span></text:span></text:p>
      <text:p text:style-name="P5"><text:span text:style-name="Emphasis"><text:span text:style-name="T4">expliquer le fonctionnement des catégorie et anticipation du code pour l’ajout après des route pour la gestion des catégories</text:span></text:span></text:p>
      <text:p text:style-name="P4"><text:span text:style-name="Emphasis"/></text:p>
      <text:p text:style-name="P4"><text:span text:style-name="Emphasis"/></text:p>
      <text:p text:style-name="P4"><text:span text:style-name="Emphasis"><text:span text:style-name="T3">5 difficultés</text:span></text:span></text:p>
      <text:p text:style-name="P4"><text:span text:style-name="Emphasis"><text:span text:style-name="T3">portée des variable</text:span></text:span></text:p>
      <text:p text:style-name="P4"><text:span text:style-name="Emphasis"><text:span text:style-name="T3">decouverte des function et evenement en JS</text:span></text:span></text:p>
      <text:p text:style-name="P4"><text:span text:style-name="Emphasis"/></text:p>
      <text:p text:style-name="P4"><text:span text:style-name="Emphasis"><text:span text:style-name="T3">6 Conclusion</text:span></text:span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oft-page-break/><text:span text:style-name="Emphasis"/></text:p>
      <text:p text:style-name="P4"><text:span text:style-name="Emphasis"/></text:p>
      <text:p text:style-name="P6"><text:span text:style-name="Emphasis"><text:span text:style-name="T5">a preparer en cas de question :</text:span></text:span></text:p>
      <text:p text:style-name="P6"><text:span text:style-name="Emphasis"/></text:p>
      <text:p text:style-name="P6"><text:span text:style-name="Emphasis"><text:span text:style-name="T5">pourquoi utiliser export sur certaine fonc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24:15.287989537</meta:creation-date>
    <meta:generator>LibreOffice/7.3.7.2$Linux_X86_64 LibreOffice_project/30$Build-2</meta:generator>
    <dc:date>2023-02-17T08:35:12.148118238</dc:date>
    <meta:editing-duration>PT9H40M54S</meta:editing-duration>
    <meta:editing-cycles>20</meta:editing-cycles>
    <meta:document-statistic meta:table-count="0" meta:image-count="0" meta:object-count="0" meta:page-count="2" meta:paragraph-count="21" meta:word-count="220" meta:character-count="1330" meta:non-whitespace-character-count="1080"/>
  </office:meta>
</office:document-meta>
</file>